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Hitos" style:family="table">
      <style:table-properties style:width="17cm" table:align="margins"/>
    </style:style>
    <style:style style:name="Hitos.A" style:family="table-column">
      <style:table-column-properties style:column-width="3.768cm" style:rel-column-width="2136*"/>
    </style:style>
    <style:style style:name="Hitos.B" style:family="table-column">
      <style:table-column-properties style:column-width="7.565cm" style:rel-column-width="4289*"/>
    </style:style>
    <style:style style:name="Hitos.C" style:family="table-column">
      <style:table-column-properties style:column-width="5.667cm" style:rel-column-width="3213*"/>
    </style:style>
    <style:style style:name="Hit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Hitos.C1" style:family="table-cell">
      <style:table-cell-properties fo:background-color="#c0c0c0" fo:padding="0.097cm" fo:border="0.002cm solid #000000">
        <style:background-image/>
      </style:table-cell-properties>
    </style:style>
    <style:style style:name="Hitos.A2" style:family="table-cell">
      <style:table-cell-properties fo:padding="0.097cm" fo:border-left="0.002cm solid #000000" fo:border-right="none" fo:border-top="none" fo:border-bottom="0.002cm solid #000000"/>
    </style:style>
    <style:style style:name="Hit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variant="normal" fo:text-transform="none"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style:font-name="Arial" fo:font-size="18.2000007629395pt" style:font-size-asian="18.2000007629395pt" style:font-size-complex="18.2000007629395pt"/>
    </style:style>
    <style:style style:name="T2" style:family="text">
      <style:text-properties fo:font-variant="normal" fo:text-transform="none" style:font-name="Arial" fo:font-size="18.2000007629395pt" fo:font-weight="bold" style:font-size-asian="18.2000007629395pt" style:font-weight-asian="bold" style:font-size-complex="18.200000762939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<text:s/></text:span><text:span text:style-name="T2">Lista de hitos</text:span></text:h>
      <text:p text:style-name="P1"/>
      <table:table table:name="Hitos" table:style-name="Hitos">
        <table:table-column table:style-name="Hitos.A"/>
        <table:table-column table:style-name="Hitos.B"/>
        <table:table-column table:style-name="Hitos.C"/>
        <table:table-row>
          <table:table-cell table:style-name="Hitos.A1" office:value-type="string">
            <text:p text:style-name="P2">Hito</text:p>
          </table:table-cell>
          <table:table-cell table:style-name="Hitos.A1" office:value-type="string">
            <text:p text:style-name="P2">Suceso</text:p>
          </table:table-cell>
          <table:table-cell table:style-name="Hitos.C1" office:value-type="string">
            <text:p text:style-name="P2">Fecha</text:p>
          </table:table-cell>
        </table:table-row>
        <table:table-row>
          <table:table-cell table:style-name="Hitos.A2" office:value-type="string">
            <text:p text:style-name="P2">Hito 1</text:p>
          </table:table-cell>
          <table:table-cell table:style-name="Hitos.A2" office:value-type="string">
            <text:p text:style-name="P2">Comienzo del proyecto</text:p>
          </table:table-cell>
          <table:table-cell table:style-name="Hitos.C2" office:value-type="string">
            <text:p text:style-name="P2">19/10/2017</text:p>
          </table:table-cell>
        </table:table-row>
        <table:table-row>
          <table:table-cell table:style-name="Hitos.A2" office:value-type="string">
            <text:p text:style-name="P2">Hito 2</text:p>
          </table:table-cell>
          <table:table-cell table:style-name="Hitos.A2" office:value-type="string">
            <text:p text:style-name="P2">Iteración 1</text:p>
          </table:table-cell>
          <table:table-cell table:style-name="Hitos.C2" office:value-type="string">
            <text:p text:style-name="P2">09/11/2017</text:p>
          </table:table-cell>
        </table:table-row>
        <table:table-row>
          <table:table-cell table:style-name="Hitos.A2" office:value-type="string">
            <text:p text:style-name="P2">Hito 3</text:p>
          </table:table-cell>
          <table:table-cell table:style-name="Hitos.A2" office:value-type="string">
            <text:p text:style-name="P2">Iteración 2</text:p>
          </table:table-cell>
          <table:table-cell table:style-name="Hitos.C2" office:value-type="string">
            <text:p text:style-name="P2">23/11/2017</text:p>
          </table:table-cell>
        </table:table-row>
        <table:table-row>
          <table:table-cell table:style-name="Hitos.A2" office:value-type="string">
            <text:p text:style-name="P2">Hito 4</text:p>
          </table:table-cell>
          <table:table-cell table:style-name="Hitos.A2" office:value-type="string">
            <text:p text:style-name="P2">Iteración 3</text:p>
          </table:table-cell>
          <table:table-cell table:style-name="Hitos.C2" office:value-type="string">
            <text:p text:style-name="P2">07/12/2017</text:p>
          </table:table-cell>
        </table:table-row>
        <table:table-row>
          <table:table-cell table:style-name="Hitos.A2" office:value-type="string">
            <text:p text:style-name="P2">Hito 5</text:p>
          </table:table-cell>
          <table:table-cell table:style-name="Hitos.A2" office:value-type="string">
            <text:p text:style-name="P2">Iteración 4</text:p>
          </table:table-cell>
          <table:table-cell table:style-name="Hitos.C2" office:value-type="string">
            <text:p text:style-name="P2">21/12/2017</text:p>
          </table:table-cell>
        </table:table-row>
        <table:table-row>
          <table:table-cell table:style-name="Hitos.A2" office:value-type="string">
            <text:p text:style-name="P2">Hito 6</text:p>
          </table:table-cell>
          <table:table-cell table:style-name="Hitos.A2" office:value-type="string">
            <text:p text:style-name="P2">Revisión técnica formal</text:p>
          </table:table-cell>
          <table:table-cell table:style-name="Hitos.C2" office:value-type="string">
            <text:p text:style-name="P2">18/01/201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1-26T18:26:19.22</meta:creation-date>
    <dc:date>2017-12-06T13:28:22.62</dc:date>
    <meta:editing-duration>PT00H13M31S</meta:editing-duration>
    <meta:editing-cycles>2</meta:editing-cycles>
    <meta:generator>OpenOffice.org/3.2$Win32 OpenOffice.org_project/320m18$Build-9502</meta:generator>
    <meta:document-statistic meta:table-count="1" meta:image-count="0" meta:object-count="0" meta:page-count="1" meta:paragraph-count="22" meta:word-count="38" meta:character-count="214"/>
  </office:meta>
</office:document-meta>
</file>